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Sawasdee" svg:font-family="Sawasdee" style:font-pitch="variable"/>
    <style:font-face style:name="Yrsa Light" svg:font-family="'Yrsa Light'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wasdee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Sawasdee"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byssinica SIL" fo:font-style="italic" style:font-style-asian="italic" style:font-style-complex="italic"/>
    </style:style>
    <style:style style:name="T3" style:family="text">
      <style:text-properties style:font-name="Yrsa Light" fo:font-style="italic" style:font-style-asian="italic" style:font-style-complex="italic"/>
    </style:style>
    <style:style style:name="T4" style:family="text">
      <style:text-properties style:font-name="padmaa-Bold.1.1"/>
    </style:style>
    <style:style style:name="T5" style:family="text">
      <style:text-properties style:font-name="padmaa-Bold.1.1" fo:font-size="18pt" style:font-size-asian="18pt" style:font-size-complex="18pt"/>
    </style:style>
    <style:style style:name="T6" style:family="text">
      <style:text-properties fo:color="#a1467e" style:font-name="Yrsa Light" fo:font-style="italic" style:font-style-asian="italic" style:font-style-complex="italic"/>
    </style:style>
    <style:style style:name="T7" style:family="text">
      <style:text-properties fo:color="#3465a4" style:font-name="Yrsa Light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/></text:p>
      <text:p text:style-name="P1"><text:span text:style-name="T4"/></text:p>
      <text:p text:style-name="P2"><text:span text:style-name="T4">“</text:span><text:span text:style-name="T7">A good poem is a contribution to reality. The world is never the same once a good poem has been added to it. A good poem helps to change the shape of the universe, helps to extend everyone’s knowledge of himself and the world around him.</text:span><text:span text:style-name="T4">” —Dylan Thom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Sawasdee" svg:font-family="Sawasdee" style:font-pitch="variable"/>
    <style:font-face style:name="Yrsa Light" svg:font-family="'Yrsa Light'" style:font-pitch="variable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6.6402in" style:num-format="1" style:print-orientation="landscape" fo:margin-top="0.9902in" fo:margin-bottom="0.9902in" fo:margin-left="0.9902in" fo:margin-right="0.9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09:46:59.858246046</meta:creation-date>
    <dc:date>2022-09-29T09:56:44.962926622</dc:date>
    <meta:editing-duration>PT9M46S</meta:editing-duration>
    <meta:editing-cycles>1</meta:editing-cycles>
    <meta:document-statistic meta:table-count="0" meta:image-count="0" meta:object-count="0" meta:page-count="1" meta:paragraph-count="1" meta:word-count="48" meta:character-count="253" meta:non-whitespace-character-count="206"/>
    <meta:generator>LibreOffice/6.4.7.2$Linux_X86_64 LibreOffice_project/40$Build-2</meta:generator>
  </office:meta>
</office:document-meta>
</file>